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Epoch Time (Shuffle)</text:p>
          </table:table-cell>
          <table:table-cell office:value-type="string" calcext:value-type="string">
            <text:p>Epoch Time (No Shuffle)</text:p>
          </table:table-cell>
          <table:table-cell table:number-columns-repeated="2" office:value-type="string" calcext:value-type="string">
            <text:p>Processing Rate (GB/s)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8" calcext:value-type="float">
            <text:p>39108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758364" calcext:value-type="float">
            <text:p>0.758364</text:p>
          </table:table-cell>
          <table:table-cell office:value-type="float" office:value="0.651395" calcext:value-type="float">
            <text:p>0.651395</text:p>
          </table:table-cell>
          <table:table-cell table:formula="of:=([.B2]*[.C2]*4)/[.F2]/1000000000" office:value-type="float" office:value="4.95071601500071" calcext:value-type="float">
            <text:p>4.950716015</text:p>
          </table:table-cell>
          <table:table-cell table:formula="of:=([.B2]*[.C2]*4)/[.G2]/1000000000" office:value-type="float" office:value="5.76369913800382" calcext:value-type="float">
            <text:p>5.763699138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20.898" calcext:value-type="float">
            <text:p>20.898</text:p>
          </table:table-cell>
          <table:table-cell office:value-type="float" office:value="12.2539" calcext:value-type="float">
            <text:p>12.2539</text:p>
          </table:table-cell>
          <table:table-cell table:formula="of:=([.B3]*[.C3]*4)/[.F3]/1000000000" office:value-type="float" office:value="0.179656158484065" calcext:value-type="float">
            <text:p>0.1796561585</text:p>
          </table:table-cell>
          <table:table-cell table:formula="of:=([.B3]*[.C3]*4)/[.G3]/1000000000" office:value-type="float" office:value="0.306388529366161" calcext:value-type="float">
            <text:p>0.306388529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99813" calcext:value-type="float">
            <text:p>2.99813</text:p>
          </table:table-cell>
          <table:table-cell office:value-type="float" office:value="2.29248" calcext:value-type="float">
            <text:p>2.29248</text:p>
          </table:table-cell>
          <table:table-cell table:formula="of:=([.B4]*[.C4]*4)/[.F4]/1000000000" office:value-type="float" office:value="1.25226537875276" calcext:value-type="float">
            <text:p>1.2522653788</text:p>
          </table:table-cell>
          <table:table-cell table:formula="of:=([.B4]*[.C4]*4)/[.G4]/1000000000" office:value-type="float" office:value="1.63772613065327" calcext:value-type="float">
            <text:p>1.6377261307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2.29147" calcext:value-type="float">
            <text:p>2.29147</text:p>
          </table:table-cell>
          <table:table-cell office:value-type="float" office:value="2.24615" calcext:value-type="float">
            <text:p>2.24615</text:p>
          </table:table-cell>
          <table:table-cell table:formula="of:=([.B5]*[.C5]*4)/[.F5]/1000000000" office:value-type="float" office:value="1.63844798317237" calcext:value-type="float">
            <text:p>1.6384479832</text:p>
          </table:table-cell>
          <table:table-cell table:formula="of:=([.B5]*[.C5]*4)/[.G5]/1000000000" office:value-type="float" office:value="1.6715065334016" calcext:value-type="float">
            <text:p>1.671506533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2.18104" calcext:value-type="float">
            <text:p>2.18104</text:p>
          </table:table-cell>
          <table:table-cell office:value-type="float" office:value="2.23715" calcext:value-type="float">
            <text:p>2.23715</text:p>
          </table:table-cell>
          <table:table-cell table:formula="of:=([.B6]*[.C6]*4)/[.F6]/1000000000" office:value-type="float" office:value="1.72140556798592" calcext:value-type="float">
            <text:p>1.721405568</text:p>
          </table:table-cell>
          <table:table-cell table:formula="of:=([.B6]*[.C6]*4)/[.G6]/1000000000" office:value-type="float" office:value="1.67823096350267" calcext:value-type="float">
            <text:p>1.6782309635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2.02397" calcext:value-type="float">
            <text:p>2.02397</text:p>
          </table:table-cell>
          <table:table-cell office:value-type="float" office:value="2.05624" calcext:value-type="float">
            <text:p>2.05624</text:p>
          </table:table-cell>
          <table:table-cell table:formula="of:=([.B7]*[.C7]*4)/[.F7]/1000000000" office:value-type="float" office:value="1.85499508391923" calcext:value-type="float">
            <text:p>1.8549950839</text:p>
          </table:table-cell>
          <table:table-cell table:formula="of:=([.B7]*[.C7]*4)/[.G7]/1000000000" office:value-type="float" office:value="1.82588335991908" calcext:value-type="float">
            <text:p>1.8258833599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5.0976" calcext:value-type="float">
            <text:p>5.0976</text:p>
          </table:table-cell>
          <table:table-cell office:value-type="string" calcext:value-type="string">
            <text:p>NULL</text:p>
          </table:table-cell>
          <table:table-cell table:formula="of:=([.B8]*[.C8]*4)/[.F8]/1000000000" office:value-type="float" office:value="0.736514124293785" calcext:value-type="float">
            <text:p>0.7365141243</text:p>
          </table:table-cell>
          <table:table-cell table:formula="of:=([.B8]*[.C8]*4)/[.G8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81479" calcext:value-type="float">
            <text:p>1.81479</text:p>
          </table:table-cell>
          <table:table-cell table:formula="of:=([.B9]*[.C9]*4)/[.F9]/1000000000" office:value-type="float" office:value="2.08963900484221" calcext:value-type="float">
            <text:p>2.0896390048</text:p>
          </table:table-cell>
          <table:table-cell table:formula="of:=([.B9]*[.C9]*4)/[.G9]/1000000000" office:value-type="float" office:value="2.06880928371878" calcext:value-type="float">
            <text:p>2.06880928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248521" calcext:value-type="float">
            <text:p>0.248521</text:p>
          </table:table-cell>
          <table:table-cell/>
          <table:table-cell table:formula="of:=([.B11]*[.C11]*4)/[.F11]/1000000000" office:value-type="float" office:value="4.92719567360505" calcext:value-type="float">
            <text:p>4.927195673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5.71452" calcext:value-type="float">
            <text:p>5.71452</text:p>
          </table:table-cell>
          <table:table-cell/>
          <table:table-cell table:formula="of:=([.B12]*[.C12]*4)/[.F12]/1000000000" office:value-type="float" office:value="0.214280743789505" calcext:value-type="float">
            <text:p>0.21428074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866079" calcext:value-type="float">
            <text:p>0.866079</text:p>
          </table:table-cell>
          <table:table-cell/>
          <table:table-cell table:formula="of:=([.B13]*[.C13]*4)/[.F13]/1000000000" office:value-type="float" office:value="1.41385669898473" calcext:value-type="float">
            <text:p>1.413856699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669023" calcext:value-type="float">
            <text:p>0.669023</text:p>
          </table:table-cell>
          <table:table-cell/>
          <table:table-cell table:formula="of:=([.B14]*[.C14]*4)/[.F14]/1000000000" office:value-type="float" office:value="1.83029820499445" calcext:value-type="float">
            <text:p>1.830298205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648857" calcext:value-type="float">
            <text:p>0.648857</text:p>
          </table:table-cell>
          <table:table-cell/>
          <table:table-cell table:formula="of:=([.B15]*[.C15]*4)/[.F15]/1000000000" office:value-type="float" office:value="1.88718253174428" calcext:value-type="float">
            <text:p>1.8871825317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651391" calcext:value-type="float">
            <text:p>0.651391</text:p>
          </table:table-cell>
          <table:table-cell/>
          <table:table-cell table:formula="of:=([.B16]*[.C16]*4)/[.F16]/1000000000" office:value-type="float" office:value="1.87984113381978" calcext:value-type="float">
            <text:p>1.87984113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1.68577" calcext:value-type="float">
            <text:p>1.68577</text:p>
          </table:table-cell>
          <table:table-cell/>
          <table:table-cell table:formula="of:=([.B17]*[.C17]*4)/[.F17]/1000000000" office:value-type="float" office:value="0.726381176554334" calcext:value-type="float">
            <text:p>0.726381176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6028" calcext:value-type="float">
            <text:p>0.6028</text:p>
          </table:table-cell>
          <table:table-cell/>
          <table:table-cell table:formula="of:=([.B18]*[.C18]*4)/[.F18]/1000000000" office:value-type="float" office:value="2.03137291970803" calcext:value-type="float">
            <text:p>2.031372919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0135882" calcext:value-type="float">
            <text:p>0.0135882</text:p>
          </table:table-cell>
          <table:table-cell/>
          <table:table-cell table:formula="of:=([.B20]*[.C20]*4)/[.F20]/1000000000" office:value-type="float" office:value="1.21543515697443" calcext:value-type="float">
            <text:p>1.215435157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0.030401" calcext:value-type="float">
            <text:p>0.030401</text:p>
          </table:table-cell>
          <table:table-cell/>
          <table:table-cell table:formula="of:=([.B21]*[.C21]*4)/[.F21]/1000000000" office:value-type="float" office:value="0.543257655998158" calcext:value-type="float">
            <text:p>0.54325765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00711012" calcext:value-type="float">
            <text:p>0.00711012</text:p>
          </table:table-cell>
          <table:table-cell/>
          <table:table-cell table:formula="of:=([.B22]*[.C22]*4)/[.F22]/1000000000" office:value-type="float" office:value="2.32282661896002" calcext:value-type="float">
            <text:p>2.322826619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00565791" calcext:value-type="float">
            <text:p>0.00565791</text:p>
          </table:table-cell>
          <table:table-cell/>
          <table:table-cell table:formula="of:=([.B23]*[.C23]*4)/[.F23]/1000000000" office:value-type="float" office:value="2.91902416263249" calcext:value-type="float">
            <text:p>2.919024162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00543404" calcext:value-type="float">
            <text:p>0.00543404</text:p>
          </table:table-cell>
          <table:table-cell/>
          <table:table-cell table:formula="of:=([.B24]*[.C24]*4)/[.F24]/1000000000" office:value-type="float" office:value="3.03928127139292" calcext:value-type="float">
            <text:p>3.0392812714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00928688" calcext:value-type="float">
            <text:p>0.00928688</text:p>
          </table:table-cell>
          <table:table-cell/>
          <table:table-cell table:formula="of:=([.B25]*[.C25]*4)/[.F25]/1000000000" office:value-type="float" office:value="1.77837723756525" calcext:value-type="float">
            <text:p>1.778377237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0.0581979" calcext:value-type="float">
            <text:p>0.0581979</text:p>
          </table:table-cell>
          <table:table-cell/>
          <table:table-cell table:formula="of:=([.B26]*[.C26]*4)/[.F26]/1000000000" office:value-type="float" office:value="0.283783023098772" calcext:value-type="float">
            <text:p>0.2837830231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10401" calcext:value-type="float">
            <text:p>0.00910401</text:p>
          </table:table-cell>
          <table:table-cell/>
          <table:table-cell table:formula="of:=([.B27]*[.C27]*4)/[.F27]/1000000000" office:value-type="float" office:value="1.81409906184198" calcext:value-type="float">
            <text:p>1.81409906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575542" calcext:value-type="float">
            <text:p>0.575542</text:p>
          </table:table-cell>
          <table:table-cell office:value-type="float" office:value="0.486231" calcext:value-type="float">
            <text:p>0.486231</text:p>
          </table:table-cell>
          <table:table-cell table:formula="of:=([.B29]*[.C29]*4)/[.F29]/1000000000" office:value-type="float" office:value="4.73692206650427" calcext:value-type="float">
            <text:p>4.7369220665</text:p>
          </table:table-cell>
          <table:table-cell table:formula="of:=([.B29]*[.C29]*4)/[.G29]/1000000000" office:value-type="float" office:value="5.60700078769145" calcext:value-type="float">
            <text:p>5.607000787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13.4051" calcext:value-type="float">
            <text:p>13.4051</text:p>
          </table:table-cell>
          <table:table-cell office:value-type="float" office:value="6.77277" calcext:value-type="float">
            <text:p>6.77277</text:p>
          </table:table-cell>
          <table:table-cell table:formula="of:=([.B30]*[.C30]*4)/[.F30]/1000000000" office:value-type="float" office:value="0.203377639853489" calcext:value-type="float">
            <text:p>0.2033776399</text:p>
          </table:table-cell>
          <table:table-cell table:formula="of:=([.B30]*[.C30]*4)/[.G30]/1000000000" office:value-type="float" office:value="0.402538045733134" calcext:value-type="float">
            <text:p>0.402538045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04185" calcext:value-type="float">
            <text:p>2.04185</text:p>
          </table:table-cell>
          <table:table-cell office:value-type="float" office:value="1.49918" calcext:value-type="float">
            <text:p>1.49918</text:p>
          </table:table-cell>
          <table:table-cell table:formula="of:=([.B31]*[.C31]*4)/[.F31]/1000000000" office:value-type="float" office:value="1.3352095403678" calcext:value-type="float">
            <text:p>1.3352095404</text:p>
          </table:table-cell>
          <table:table-cell table:formula="of:=([.B31]*[.C31]*4)/[.G31]/1000000000" office:value-type="float" office:value="1.81852586080391" calcext:value-type="float">
            <text:p>1.8185258608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1.54112" calcext:value-type="float">
            <text:p>1.54112</text:p>
          </table:table-cell>
          <table:table-cell office:value-type="float" office:value="1.46998" calcext:value-type="float">
            <text:p>1.46998</text:p>
          </table:table-cell>
          <table:table-cell table:formula="of:=([.B32]*[.C32]*4)/[.F32]/1000000000" office:value-type="float" office:value="1.7690365448505" calcext:value-type="float">
            <text:p>1.7690365449</text:p>
          </table:table-cell>
          <table:table-cell table:formula="of:=([.B32]*[.C32]*4)/[.G32]/1000000000" office:value-type="float" office:value="1.85464945101294" calcext:value-type="float">
            <text:p>1.854649451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1.45959" calcext:value-type="float">
            <text:p>1.45959</text:p>
          </table:table-cell>
          <table:table-cell office:value-type="float" office:value="1.46498" calcext:value-type="float">
            <text:p>1.46498</text:p>
          </table:table-cell>
          <table:table-cell table:formula="of:=([.B33]*[.C33]*4)/[.F33]/1000000000" office:value-type="float" office:value="1.86785165697216" calcext:value-type="float">
            <text:p>1.867851657</text:p>
          </table:table-cell>
          <table:table-cell table:formula="of:=([.B33]*[.C33]*4)/[.G33]/1000000000" office:value-type="float" office:value="1.86097939903616" calcext:value-type="float">
            <text:p>1.860979399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1.45666" calcext:value-type="float">
            <text:p>1.45666</text:p>
          </table:table-cell>
          <table:table-cell office:value-type="float" office:value="1.481" calcext:value-type="float">
            <text:p>1.481</text:p>
          </table:table-cell>
          <table:table-cell table:formula="of:=([.B34]*[.C34]*4)/[.F34]/1000000000" office:value-type="float" office:value="1.87160874878146" calcext:value-type="float">
            <text:p>1.8716087488</text:p>
          </table:table-cell>
          <table:table-cell table:formula="of:=([.B34]*[.C34]*4)/[.G34]/1000000000" office:value-type="float" office:value="1.84084915597569" calcext:value-type="float">
            <text:p>1.840849156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4.688542" calcext:value-type="float">
            <text:p>4.688542</text:p>
          </table:table-cell>
          <table:table-cell office:value-type="string" calcext:value-type="string">
            <text:p>NULL</text:p>
          </table:table-cell>
          <table:table-cell table:formula="of:=([.B35]*[.C35]*4)/[.F35]/1000000000" office:value-type="float" office:value="0.581480895340172" calcext:value-type="float">
            <text:p>0.5814808953</text:p>
          </table:table-cell>
          <table:table-cell table:formula="of:=([.B35]*[.C35]*4)/[.G35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32841" calcext:value-type="float">
            <text:p>1.32841</text:p>
          </table:table-cell>
          <table:table-cell office:value-type="float" office:value="1.34403" calcext:value-type="float">
            <text:p>1.34403</text:p>
          </table:table-cell>
          <table:table-cell table:formula="of:=([.B36]*[.C36]*4)/[.F36]/1000000000" office:value-type="float" office:value="2.05230132263383" calcext:value-type="float">
            <text:p>2.0523013226</text:p>
          </table:table-cell>
          <table:table-cell table:formula="of:=([.B36]*[.C36]*4)/[.G36]/1000000000" office:value-type="float" office:value="2.02844996019434" calcext:value-type="float">
            <text:p>2.0284499602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-FPGA</text:p>
          </table:table-cell>
          <table:table-cell office:value-type="float" office:value="16384" calcext:value-type="float">
            <text:p>16384</text:p>
          </table:table-cell>
          <table:table-cell/>
          <table:table-cell table:style-name="ce1" office:value-type="float" office:value="0.144959" calcext:value-type="float">
            <text:p>0.144959</text:p>
          </table:table-cell>
          <table:table-cell/>
          <table:table-cell table:formula="of:=([.B37]*[.C37]*4)/[.G37]/1000000000" office:value-type="float" office:value="18.8073703598949" calcext:value-type="float">
            <text:p>18.8073703599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ensorflow SGD</text:p>
          </table:table-cell>
          <table:table-cell office:value-type="float" office:value="512" calcext:value-type="float">
            <text:p>512</text:p>
          </table:table-cell>
          <table:table-cell office:value-type="float" office:value="0.87668" calcext:value-type="float">
            <text:p>0.87668</text:p>
          </table:table-cell>
          <table:table-cell office:value-type="string" calcext:value-type="string">
            <text:p>NULL</text:p>
          </table:table-cell>
          <table:table-cell table:formula="of:=([.B38]*[.C38]*4)/[.F38]/1000000000" office:value-type="float" office:value="3.1097978737966" calcext:value-type="float">
            <text:p>3.10979787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5:31:44.20941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9:24.100532138</meta:creation-date>
    <dc:date>2018-10-09T09:33:53.844114902</dc:date>
    <meta:editing-duration>P7DT21H4M20S</meta:editing-duration>
    <meta:editing-cycles>47</meta:editing-cycles>
    <meta:generator>LibreOffice/5.1.6.2$Linux_X86_64 LibreOffice_project/10m0$Build-2</meta:generator>
    <meta:document-statistic meta:table-count="1" meta:cell-count="280" meta:object-count="0"/>
  </office:meta>
</office:document-meta>
</file>